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table:style-name="ce1" office:value-type="float" office:value="20" calcext:value-type="float">
            <text:p>20.0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199" calcext:value-type="float">
            <text:p>161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71" calcext:value-type="float">
            <text:p>159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718" calcext:value-type="float">
            <text:p>157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439" calcext:value-type="float">
            <text:p>154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191" calcext:value-type="float">
            <text:p>151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910" calcext:value-type="float">
            <text:p>1491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0pt" svg:y="0pt">
            <loext:p draw:notify-on-update-of-ranges="Sheet1.A1:Sheet1.A37 Sheet1.B1:Sheet1.B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19:41.817538809</meta:creation-date>
    <dc:date>2018-02-12T20:44:38.254849192</dc:date>
    <meta:editing-duration>PT4M15S</meta:editing-duration>
    <meta:editing-cycles>2</meta:editing-cycles>
    <meta:generator>LibreOffice/5.1.6.2$Linux_X86_64 LibreOffice_project/10m0$Build-2</meta:generator>
    <meta:document-statistic meta:table-count="2" meta:cell-count="7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Angle Calibration</text:p>
        </chart:title>
        <chart:plot-area chart:style-name="ch3" table:cell-range-address="Sheet1.A1:Sheet1.B37" chart:data-source-has-labels="column" svg:x="1.331cm" svg:y="1.275cm" svg:width="14.349cm" svg:height="6.564cm">
          <chartooo:coordinate-region svg:x="2.323cm" svg:y="1.396cm" svg:width="13.031cm" svg:height="5.441cm"/>
          <chart:axis chart:dimension="x" chart:name="primary-x" chart:style-name="ch4" chartooo:axis-type="auto">
            <chartooo:date-scale/>
            <chart:title svg:x="7.284cm" svg:y="8.019cm" chart:style-name="ch5">
              <text:p>Angle (degrees)</text:p>
            </chart:title>
            <chart:categories table:cell-range-address="Sheet1.A1:Sheet1.A37"/>
          </chart:axis>
          <chart:axis chart:dimension="y" chart:name="primary-y" chart:style-name="ch4">
            <chart:title svg:x="0.451cm" svg:y="5.884cm" chart:style-name="ch6">
              <text:p>Encoder Readout</text:p>
            </chart:title>
            <chart:grid chart:style-name="ch7" chart:class="major"/>
          </chart:axis>
          <chart:series chart:style-name="ch8" chart:values-cell-range-address="Sheet1.B1:Sheet1.B37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37</svg:desc>
                </draw:g>
              </table:table-cell>
              <table:table-cell office:value-type="float" office:value="7130">
                <text:p>7130</text:p>
                <draw:g>
                  <svg:desc>Sheet1.B1:Sheet1.B3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233">
                <text:p>52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6199">
                <text:p>161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5971">
                <text:p>1597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5718">
                <text:p>1571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5439">
                <text:p>1543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4910">
                <text:p>149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